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3.9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0.2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7.7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42cm" fo:min-width="2.868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5.785cm" fo:min-width="19.185cm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  <style:text-properties fo:font-size="28pt" style:font-size-asian="28pt" style:font-size-complex="28pt"/>
    </style:style>
    <style:style style:name="P5" style:family="paragraph">
      <style:paragraph-properties fo:text-align="center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16.24cm" svg:y="1cm"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32cm" svg:height="1.905cm" svg:x="1cm" svg:y="2.27cm">
          <draw:text-box>
            <text:p><text:span text:style-name="T2">synthOS</text:span></text:p>
          </draw:text-box>
        </draw:frame>
        <draw:custom-shape draw:style-name="gr3" draw:text-style-name="P3" draw:layer="layout" svg:width="10.795cm" svg:height="2.54cm" svg:x="5.445cm" svg:y="6.08cm">
          <text:p text:style-name="P3"><text:span text:style-name="T3">Instrument Drop Dow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1.635cm" svg:y="11.16cm">
          <text:p text:style-name="P4"><text:span text:style-name="T4">Size Sli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255cm" svg:height="2.54cm" svg:x="11.795cm" svg:y="11.16cm">
          <text:p text:style-name="P4"><text:span text:style-name="T4">Speed Sli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255cm" svg:height="2.54cm" svg:x="1.635cm" svg:y="16.24cm">
          <text:p text:style-name="P5"><text:span text:style-name="T5">Key Selection Sl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2.54cm" svg:x="13.7cm" svg:y="16.24cm">
          <text:p text:style-name="P5"><text:span text:style-name="T5">Ordering Pic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762cm" svg:height="5.08cm" svg:x="8.62cm" svg:y="20.685cm">
          <text:p text:style-name="P3"><text:span text:style-name="T3">Gene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9.685cm" svg:height="26.03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0:16:57.776543785</meta:creation-date>
    <dc:date>2021-05-03T13:06:56.009930099</dc:date>
    <meta:editing-duration>PT2H48M12S</meta:editing-duration>
    <meta:editing-cycles>5</meta:editing-cycles>
    <meta:generator>LibreOffice/7.0.5.2$Linux_X86_64 LibreOffice_project/00$Build-2</meta:generator>
    <meta:document-statistic meta:object-count="9"/>
  </office:meta>
</office:document-meta>
</file>